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" style:family="graphic" style:parent-style-name="standard">
      <style:graphic-properties draw:stroke="none" draw:marker-end="Marker_5f_0" draw:marker-end-width="0.276cm" draw:fill="solid" draw:fill-color="#d7e3bf" draw:shadow="hidden"/>
    </style:style>
    <style:style style:name="gr3" style:family="graphic" style:parent-style-name="standard">
      <style:graphic-properties draw:stroke="none" draw:fill="none" draw:textarea-vertical-align="middle" fo:min-height="0.341cm" fo:min-width="2.54cm" fo:padding-top="0.035cm" fo:padding-bottom="0.035cm" fo:padding-left="0.035cm" fo:padding-right="0.035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draw:stroke="none" draw:fill="solid" draw:fill-color="#d7e3b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solid" draw:fill-color="#dde2cd" draw:shadow="hidden"/>
    </style:style>
    <style:style style:name="gr8" style:family="graphic" style:parent-style-name="standard">
      <style:graphic-properties draw:stroke="none" draw:fill="none" draw:textarea-vertical-align="middle" fo:min-height="0.98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157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d7e3b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dde2cd"/>
    </style:style>
    <style:style style:name="T1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7" draw:style-name="dp1" draw:master-page-name="PM6">
        <draw:path draw:style-name="gr1" draw:text-style-name="P1" draw:layer="layout" svg:width="2.02cm" svg:height="0.505cm" svg:x="10.668cm" svg:y="2.792cm" svg:viewBox="0 0 2021 506" svg:d="M0 0h1011M0 506h1011M2021 252h-1010">
          <text:p/>
        </draw:path>
        <draw:g>
          <draw:path draw:style-name="gr2" draw:text-style-name="P2" draw:layer="layout" svg:width="1.313cm" svg:height="1.01cm" svg:x="11.022cm" svg:y="2.54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  <draw:path draw:style-name="gr1" draw:text-style-name="P1" draw:layer="layout" svg:width="1.313cm" svg:height="1.01cm" svg:x="11.022cm" svg:y="2.54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</draw:g>
        <draw:g>
          <draw:path draw:style-name="gr2" draw:text-style-name="P2" draw:layer="layout" svg:width="1.312cm" svg:height="1.01cm" svg:x="11.022cm" svg:y="2.54cm" svg:viewBox="0 0 1313 1011" svg:d="M808 1011h-808v-1011h808c88 0 175 23 252 68 77 44 141 108 185 185 45 77 68 164 68 252 0 89-23 176-68 253-44 77-108 141-185 185-77 45-164 68-252 68z">
            <text:p/>
          </draw:path>
          <draw:path draw:style-name="gr1" draw:text-style-name="P1" draw:layer="layout" svg:width="1.312cm" svg:height="1.01cm" svg:x="11.022cm" svg:y="2.54cm" svg:viewBox="0 0 1313 1011" svg:d="M808 1011h-808v-1011h808c88 0 175 23 252 68 77 44 141 108 185 185 45 77 68 164 68 252 0 89-23 176-68 253-44 77-108 141-185 185-77 45-164 68-252 68z">
            <text:p/>
          </draw:path>
        </draw:g>
        <draw:frame draw:style-name="gr3" draw:text-style-name="P1" draw:layer="layout" svg:width="0.654cm" svg:height="0.411cm" svg:x="11.351cm" svg:y="3.549cm">
          <draw:text-box>
            <text:p text:style-name="P3"><text:span text:style-name="T1">AND</text:span></text:p>
          </draw:text-box>
        </draw:frame>
        <draw:path draw:style-name="gr1" draw:text-style-name="P1" draw:layer="layout" svg:width="2.02cm" svg:height="0.505cm" svg:x="14.466cm" svg:y="3.053cm" svg:viewBox="0 0 2021 506" svg:d="M0 0h1011M0 506h1011M2021 252h-1010">
          <text:p/>
        </draw:path>
        <draw:g>
          <draw:path draw:style-name="gr2" draw:text-style-name="P2" draw:layer="layout" svg:width="1.313cm" svg:height="1.01cm" svg:x="14.819cm" svg:y="2.8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  <draw:path draw:style-name="gr1" draw:text-style-name="P1" draw:layer="layout" svg:width="1.313cm" svg:height="1.01cm" svg:x="14.819cm" svg:y="2.8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</draw:g>
        <draw:frame draw:style-name="gr3" draw:text-style-name="P1" draw:layer="layout" svg:width="0.474cm" svg:height="0.411cm" svg:x="15.239cm" svg:y="3.809cm">
          <draw:text-box>
            <text:p text:style-name="P3"><text:span text:style-name="T1">OR</text:span></text:p>
          </draw:text-box>
        </draw:frame>
        <draw:path draw:style-name="gr1" draw:text-style-name="P1" draw:layer="layout" svg:width="2.02cm" svg:height="0.505cm" svg:x="18.034cm" svg:y="3.307cm" svg:viewBox="0 0 2021 506" svg:d="M0 0h1011M0 252h1011M0 506h1011M2021 252h-1010">
          <text:p/>
        </draw:path>
        <draw:g>
          <draw:path draw:style-name="gr2" draw:text-style-name="P2" draw:layer="layout" svg:width="1.313cm" svg:height="1.01cm" svg:x="18.388cm" svg:y="3.054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  <draw:path draw:style-name="gr1" draw:text-style-name="P1" draw:layer="layout" svg:width="1.313cm" svg:height="1.01cm" svg:x="18.388cm" svg:y="3.054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</draw:g>
        <draw:g>
          <draw:path draw:style-name="gr2" draw:text-style-name="P2" draw:layer="layout" svg:width="1.312cm" svg:height="1.01cm" svg:x="18.388cm" svg:y="3.054cm" svg:viewBox="0 0 1313 1011" svg:d="M808 1011h-808v-1011h808c88 0 175 23 252 68 77 44 141 108 185 185 45 77 68 164 68 252 0 89-23 176-68 253-44 77-108 141-185 185-77 45-164 68-252 68z">
            <text:p/>
          </draw:path>
          <draw:path draw:style-name="gr1" draw:text-style-name="P1" draw:layer="layout" svg:width="1.312cm" svg:height="1.01cm" svg:x="18.388cm" svg:y="3.054cm" svg:viewBox="0 0 1313 1011" svg:d="M808 1011h-808v-1011h808c88 0 175 23 252 68 77 44 141 108 185 185 45 77 68 164 68 252 0 89-23 176-68 253-44 77-108 141-185 185-77 45-164 68-252 68z">
            <text:p/>
          </draw:path>
        </draw:g>
        <draw:frame draw:style-name="gr3" draw:text-style-name="P1" draw:layer="layout" svg:width="0.654cm" svg:height="0.411cm" svg:x="18.717cm" svg:y="4.063cm">
          <draw:text-box>
            <text:p text:style-name="P3"><text:span text:style-name="T1">AND</text:span></text:p>
          </draw:text-box>
        </draw:frame>
        <draw:g draw:style-name="gr4">
          <draw:g>
            <draw:path draw:style-name="gr5" draw:text-style-name="P2" draw:layer="layout" svg:width="1.168cm" svg:height="1.016cm" svg:x="7.874cm" svg:y="4.572cm" svg:viewBox="0 0 1169 1017" svg:d="M1017 509c0 13 3 26 10 38 7 11 16 21 28 27 11 7 25 11 38 11s26-4 38-11c12-6 21-16 28-27 6-12 10-25 10-38 0-14-4-27-10-39-7-11-16-21-28-27-12-7-25-11-38-11s-27 4-38 11c-12 6-21 16-28 27-7 12-10 25-10 39zM0 0l1017 509-1017 508z">
              <text:p/>
            </draw:path>
            <draw:path draw:style-name="gr6" draw:text-style-name="P1" draw:layer="layout" svg:width="1.168cm" svg:height="1.016cm" svg:x="7.874cm" svg:y="4.572cm" svg:viewBox="0 0 1169 1017" svg:d="M1017 509c0 13 3 26 10 38 7 11 16 21 28 27 11 7 25 11 38 11s26-4 38-11c12-6 21-16 28-27 6-12 10-25 10-38 0-14-4-27-10-39-7-11-16-21-28-27-12-7-25-11-38-11s-27 4-38 11c-12 6-21 16-28 27-7 12-10 25-10 39zM0 0l1017 509-1017 508z">
              <text:p/>
            </draw:path>
          </draw:g>
        </draw:g>
        <draw:frame draw:style-name="gr3" draw:text-style-name="P1" draw:layer="layout" svg:width="0.641cm" svg:height="0.411cm" svg:x="8.061cm" svg:y="5.587cm">
          <draw:text-box>
            <text:p text:style-name="P3"><text:span text:style-name="T1">NOT</text:span></text:p>
          </draw:text-box>
        </draw:frame>
        <draw:g draw:style-name="gr4">
          <draw:g>
            <draw:path draw:style-name="gr7" draw:text-style-name="P4" draw:layer="layout" svg:width="1.27cm" svg:height="1.271cm" svg:x="4.445cm" svg:y="5.715cm" svg:viewBox="0 0 1271 1272" svg:d="M0 636c0-112 29-221 85-318s136-177 233-233c96-56 206-85 317-85 112 0 222 29 318 85 97 56 177 136 233 233s85 206 85 318-29 221-85 318-136 177-233 233c-96 56-206 85-318 85-111 0-221-29-317-85-97-56-177-136-233-233s-85-206-85-318z">
              <text:p/>
            </draw:path>
            <draw:path draw:style-name="gr6" draw:text-style-name="P1" draw:layer="layout" svg:width="1.27cm" svg:height="1.271cm" svg:x="4.445cm" svg:y="5.715cm" svg:viewBox="0 0 1271 1272" svg:d="M0 636c0-112 29-221 85-318s136-177 233-233c96-56 206-85 317-85 112 0 222 29 318 85 97 56 177 136 233 233s85 206 85 318-29 221-85 318-136 177-233 233c-96 56-206 85-318 85-111 0-221-29-317-85-97-56-177-136-233-233s-85-206-85-318z">
              <text:p/>
            </draw:path>
          </draw:g>
          <draw:frame draw:style-name="gr8" draw:text-style-name="P1" draw:layer="layout" svg:width="1.27cm" svg:height="1.27cm" svg:x="4.445cm" svg:y="5.715cm">
            <draw:text-box>
              <text:p text:style-name="P3"><text:span text:style-name="T1">RUN</text:span></text:p>
              <text:p text:style-name="P3"><text:span text:style-name="T1">Button</text:span></text:p>
            </draw:text-box>
          </draw:frame>
        </draw:g>
        <draw:g draw:style-name="gr4">
          <draw:g>
            <draw:path draw:style-name="gr7" draw:text-style-name="P4" draw:layer="layout" svg:width="1.27cm" svg:height="1.271cm" svg:x="4.445cm" svg:y="7.696cm" svg:viewBox="0 0 1271 1272" svg:d="M0 636c0-112 29-221 85-318s136-177 233-233c96-56 206-85 317-85 112 0 222 29 318 85 97 56 177 136 233 233s85 206 85 318-29 221-85 318-136 177-233 233c-96 56-206 85-318 85-111 0-221-29-317-85-97-56-177-136-233-233s-85-206-85-318z">
              <text:p/>
            </draw:path>
            <draw:path draw:style-name="gr6" draw:text-style-name="P1" draw:layer="layout" svg:width="1.27cm" svg:height="1.271cm" svg:x="4.445cm" svg:y="7.696cm" svg:viewBox="0 0 1271 1272" svg:d="M0 636c0-112 29-221 85-318s136-177 233-233c96-56 206-85 317-85 112 0 222 29 318 85 97 56 177 136 233 233s85 206 85 318-29 221-85 318-136 177-233 233c-96 56-206 85-318 85-111 0-221-29-317-85-97-56-177-136-233-233s-85-206-85-318z">
              <text:p/>
            </draw:path>
          </draw:g>
          <draw:frame draw:style-name="gr8" draw:text-style-name="P1" draw:layer="layout" svg:width="1.27cm" svg:height="1.27cm" svg:x="4.445cm" svg:y="7.696cm">
            <draw:text-box>
              <text:p text:style-name="P3"><text:span text:style-name="T1">STOP</text:span></text:p>
              <text:p text:style-name="P3"><text:span text:style-name="T1">Button</text:span></text:p>
            </draw:text-box>
          </draw:frame>
        </draw:g>
        <draw:g draw:style-name="gr4">
          <draw:g>
            <draw:polygon draw:style-name="gr7" draw:text-style-name="P4" draw:layer="layout" svg:width="2.159cm" svg:height="1.439cm" svg:x="4.064cm" svg:y="9.652cm" svg:viewBox="0 0 2160 1440" draw:points="0,1440 2160,1440 2160,0 0,0">
              <text:p/>
            </draw:polygon>
            <draw:polygon draw:style-name="gr6" draw:text-style-name="P1" draw:layer="layout" svg:width="2.159cm" svg:height="1.439cm" svg:x="4.064cm" svg:y="9.652cm" svg:viewBox="0 0 2160 1440" draw:points="0,1440 2160,1440 2160,0 0,0">
              <text:p/>
            </draw:polygon>
          </draw:g>
          <draw:frame draw:style-name="gr9" draw:text-style-name="P1" draw:layer="layout" svg:width="2.159cm" svg:height="1.439cm" svg:x="4.064cm" svg:y="9.652cm">
            <draw:text-box>
              <text:p text:style-name="P3"><text:span text:style-name="T1">Run</text:span></text:p>
              <text:p text:style-name="P3"><text:span text:style-name="T1">Permissive</text:span></text:p>
              <text:p text:style-name="P3"><text:span text:style-name="T1">Input</text:span></text:p>
            </draw:text-box>
          </draw:frame>
        </draw:g>
        <draw:g draw:style-name="gr4">
          <draw:g>
            <draw:polygon draw:style-name="gr7" draw:text-style-name="P4" draw:layer="layout" svg:width="2.159cm" svg:height="1.439cm" svg:x="3.81cm" svg:y="1.355cm" svg:viewBox="0 0 2160 1440" draw:points="0,1440 2160,1440 2160,0 0,0">
              <text:p/>
            </draw:polygon>
            <draw:polygon draw:style-name="gr6" draw:text-style-name="P1" draw:layer="layout" svg:width="2.159cm" svg:height="1.439cm" svg:x="3.81cm" svg:y="1.355cm" svg:viewBox="0 0 2160 1440" draw:points="0,1440 2160,1440 2160,0 0,0">
              <text:p/>
            </draw:polygon>
          </draw:g>
          <draw:frame draw:style-name="gr9" draw:text-style-name="P1" draw:layer="layout" svg:width="2.159cm" svg:height="1.439cm" svg:x="3.81cm" svg:y="1.355cm">
            <draw:text-box>
              <text:p text:style-name="P3"><text:span text:style-name="T1">AUTO RUN</text:span></text:p>
              <text:p text:style-name="P3"><text:span text:style-name="T1">Request</text:span></text:p>
            </draw:text-box>
          </draw:frame>
        </draw:g>
        <draw:g draw:style-name="gr4">
          <draw:g>
            <draw:polygon draw:style-name="gr7" draw:text-style-name="P4" draw:layer="layout" svg:width="2.159cm" svg:height="1.439cm" svg:x="3.81cm" svg:y="3.326cm" svg:viewBox="0 0 2160 1440" draw:points="0,1440 2160,1440 2160,0 0,0">
              <text:p/>
            </draw:polygon>
            <draw:polygon draw:style-name="gr6" draw:text-style-name="P1" draw:layer="layout" svg:width="2.159cm" svg:height="1.439cm" svg:x="3.81cm" svg:y="3.326cm" svg:viewBox="0 0 2160 1440" draw:points="0,1440 2160,1440 2160,0 0,0">
              <text:p/>
            </draw:polygon>
          </draw:g>
          <draw:frame draw:style-name="gr9" draw:text-style-name="P1" draw:layer="layout" svg:width="2.159cm" svg:height="1.439cm" svg:x="3.81cm" svg:y="3.326cm">
            <draw:text-box>
              <text:p text:style-name="P3"><text:span text:style-name="T1">AUTO</text:span></text:p>
              <text:p text:style-name="P3"><text:span text:style-name="T1">MODE</text:span></text:p>
              <text:p text:style-name="P3"><text:span text:style-name="T1">SWITCH</text:span></text:p>
            </draw:text-box>
          </draw:frame>
        </draw:g>
        <draw:path draw:style-name="gr1" draw:text-style-name="P1" draw:layer="layout" svg:width="2.02cm" svg:height="0.505cm" svg:x="10.68cm" svg:y="5.84cm" svg:viewBox="0 0 2021 506" svg:d="M0 0h1011M0 506h1011M2021 252h-1010">
          <text:p/>
        </draw:path>
        <draw:g>
          <draw:path draw:style-name="gr2" draw:text-style-name="P2" draw:layer="layout" svg:width="1.313cm" svg:height="1.01cm" svg:x="11.034cm" svg:y="5.588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  <draw:path draw:style-name="gr1" draw:text-style-name="P1" draw:layer="layout" svg:width="1.313cm" svg:height="1.01cm" svg:x="11.034cm" svg:y="5.588cm" svg:viewBox="0 0 1314 1011" svg:d="M1314 506v-1c-25 41-56 80-91 117-119 127-291 232-498 305-104 37-215 65-332 84h-393c121-158 183-331 183-506 0-174-62-347-183-505h393c118 19 231 47 337 84 204 73 373 176 491 301 36 39 67 79 93 120z">
            <text:p/>
          </draw:path>
        </draw:g>
        <draw:g>
          <draw:path draw:style-name="gr2" draw:text-style-name="P2" draw:layer="layout" svg:width="1.312cm" svg:height="1.01cm" svg:x="11.034cm" svg:y="5.588cm" svg:viewBox="0 0 1313 1011" svg:d="M808 1011h-808v-1011h808c88 0 175 23 252 68 77 44 141 108 185 185 45 77 68 164 68 252 0 89-23 176-68 253-44 77-108 141-185 185-77 45-164 68-252 68z">
            <text:p/>
          </draw:path>
          <draw:path draw:style-name="gr1" draw:text-style-name="P1" draw:layer="layout" svg:width="1.312cm" svg:height="1.01cm" svg:x="11.034cm" svg:y="5.588cm" svg:viewBox="0 0 1313 1011" svg:d="M808 1011h-808v-1011h808c88 0 175 23 252 68 77 44 141 108 185 185 45 77 68 164 68 252 0 89-23 176-68 253-44 77-108 141-185 185-77 45-164 68-252 68z">
            <text:p/>
          </draw:path>
        </draw:g>
        <draw:frame draw:style-name="gr3" draw:text-style-name="P1" draw:layer="layout" svg:width="0.654cm" svg:height="0.411cm" svg:x="11.363cm" svg:y="6.597cm">
          <draw:text-box>
            <text:p text:style-name="P3"><text:span text:style-name="T1">AND</text:span></text:p>
          </draw:text-box>
        </draw:frame>
        <draw:g draw:style-name="gr4">
          <draw:g>
            <draw:path draw:style-name="gr5" draw:text-style-name="P2" draw:layer="layout" svg:width="1.168cm" svg:height="1.016cm" svg:x="7.874cm" svg:y="7.823cm" svg:viewBox="0 0 1169 1017" svg:d="M1017 509c0 13 3 26 10 38 7 11 16 21 28 27 11 7 25 11 38 11s26-4 38-11c12-6 21-16 28-27 6-12 10-25 10-38 0-14-4-27-10-39-7-11-16-21-28-27-12-7-25-11-38-11s-27 4-38 11c-12 6-21 16-28 27-7 12-10 25-10 39zM0 0l1017 509-1017 508z">
              <text:p/>
            </draw:path>
            <draw:path draw:style-name="gr6" draw:text-style-name="P1" draw:layer="layout" svg:width="1.168cm" svg:height="1.016cm" svg:x="7.874cm" svg:y="7.823cm" svg:viewBox="0 0 1169 1017" svg:d="M1017 509c0 13 3 26 10 38 7 11 16 21 28 27 11 7 25 11 38 11s26-4 38-11c12-6 21-16 28-27 6-12 10-25 10-38 0-14-4-27-10-39-7-11-16-21-28-27-12-7-25-11-38-11s-27 4-38 11c-12 6-21 16-28 27-7 12-10 25-10 39zM0 0l1017 509-1017 508z">
              <text:p/>
            </draw:path>
          </draw:g>
        </draw:g>
        <draw:frame draw:style-name="gr3" draw:text-style-name="P1" draw:layer="layout" svg:width="0.641cm" svg:height="0.411cm" svg:x="8.061cm" svg:y="8.838cm">
          <draw:text-box>
            <text:p text:style-name="P3"><text:span text:style-name="T1">NOT</text:span></text:p>
          </draw:text-box>
        </draw:frame>
        <draw:polyline draw:style-name="gr10" draw:text-style-name="P1" draw:layer="layout" svg:width="4.636cm" svg:height="0.708cm" svg:x="6.032cm" svg:y="2.086cm" svg:viewBox="0 0 4637 709" draw:points="0,0 4129,0 4129,709 4637,708">
          <text:p/>
        </draw:polyline>
        <draw:polyline draw:style-name="gr10" draw:text-style-name="P1" draw:layer="layout" svg:width="4.636cm" svg:height="0.748cm" svg:x="6.032cm" svg:y="3.297cm" svg:viewBox="0 0 4637 749" draw:points="0,749 1079,749 1079,4 4637,0">
          <text:p/>
        </draw:polyline>
        <draw:polyline draw:style-name="gr10" draw:text-style-name="P1" draw:layer="layout" svg:width="0.762cm" svg:height="1.034cm" svg:x="7.112cm" svg:y="4.046cm" svg:viewBox="0 0 763 1035" draw:points="0,0 0,1035 763,1035">
          <text:p/>
        </draw:polyline>
        <draw:line draw:style-name="gr10" draw:text-style-name="P1" draw:layer="layout" svg:x1="5.715cm" svg:y1="6.351cm" svg:x2="10.681cm" svg:y2="6.345cm">
          <text:p/>
        </draw:line>
        <draw:polyline draw:style-name="gr10" draw:text-style-name="P1" draw:layer="layout" svg:width="1.714cm" svg:height="0.762cm" svg:x="8.966cm" svg:y="5.08cm" svg:viewBox="0 0 1715 763" draw:points="0,0 1194,0 1194,763 1715,761">
          <text:p/>
        </draw:polyline>
        <draw:line draw:style-name="gr10" draw:text-style-name="P1" draw:layer="layout" svg:x1="12.688cm" svg:y1="3.045cm" svg:x2="13.715cm" svg:y2="3.045cm">
          <text:p/>
        </draw:line>
        <draw:line draw:style-name="gr10" draw:text-style-name="P1" draw:layer="layout" svg:x1="5.715cm" svg:y1="8.331cm" svg:x2="7.873cm" svg:y2="8.331cm">
          <text:p/>
        </draw:line>
        <draw:line draw:style-name="gr10" draw:text-style-name="P1" draw:layer="layout" svg:x1="13.716cm" svg:y1="3.045cm" svg:x2="14.467cm" svg:y2="3.054cm">
          <text:p/>
        </draw:line>
        <draw:polyline draw:style-name="gr10" draw:text-style-name="P1" draw:layer="layout" svg:width="1.766cm" svg:height="2.537cm" svg:x="12.7cm" svg:y="3.556cm" svg:viewBox="0 0 1767 2538" draw:points="0,2538 762,2538 761,0 1767,1">
          <text:p/>
        </draw:polyline>
        <draw:line draw:style-name="gr10" draw:text-style-name="P1" draw:layer="layout" svg:x1="16.486cm" svg:y1="3.305cm" svg:x2="18.035cm" svg:y2="3.308cm">
          <text:p/>
        </draw:line>
        <draw:polyline draw:style-name="gr10" draw:text-style-name="P1" draw:layer="layout" svg:width="9.068cm" svg:height="4.775cm" svg:x="8.966cm" svg:y="3.556cm" svg:viewBox="0 0 9069 4776" draw:points="0,4776 8053,4776 8053,0 9069,3">
          <text:p/>
        </draw:polyline>
        <draw:g draw:style-name="gr4">
          <draw:g>
            <draw:polygon draw:style-name="gr7" draw:text-style-name="P4" draw:layer="layout" svg:width="2.159cm" svg:height="1.439cm" svg:x="20.32cm" svg:y="2.839cm" svg:viewBox="0 0 2160 1440" draw:points="0,1440 2160,1440 2160,0 0,0">
              <text:p/>
            </draw:polygon>
            <draw:polygon draw:style-name="gr6" draw:text-style-name="P1" draw:layer="layout" svg:width="2.159cm" svg:height="1.439cm" svg:x="20.32cm" svg:y="2.839cm" svg:viewBox="0 0 2160 1440" draw:points="0,1440 2160,1440 2160,0 0,0">
              <text:p/>
            </draw:polygon>
          </draw:g>
          <draw:frame draw:style-name="gr9" draw:text-style-name="P1" draw:layer="layout" svg:width="2.159cm" svg:height="1.439cm" svg:x="20.32cm" svg:y="2.839cm">
            <draw:text-box>
              <text:p text:style-name="P3"><text:span text:style-name="T1">RUN</text:span></text:p>
            </draw:text-box>
          </draw:frame>
        </draw:g>
        <draw:line draw:style-name="gr10" draw:text-style-name="P1" draw:layer="layout" svg:x1="20.054cm" svg:y1="3.559cm" svg:x2="20.319cm" svg:y2="3.559cm">
          <text:p/>
        </draw:line>
        <draw:polyline draw:style-name="gr10" draw:text-style-name="P1" draw:layer="layout" svg:width="11.811cm" svg:height="6.562cm" svg:x="6.223cm" svg:y="3.81cm" svg:viewBox="0 0 11812 6563" draw:points="0,6563 11304,6563 11304,0 11812,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5f_0" draw:display-name="Gradient_0" draw:style="linear" draw:start-color="#a7a7a7" draw:end-color="#ffffff" draw:start-intensity="100%" draw:end-intensity="100%" draw:angle="225deg" draw:border="0%"/>
    <draw:gradient draw:name="Gradient_5f_1" draw:display-name="Gradient_1" draw:style="linear" draw:start-color="#dfdfdf" draw:end-color="#ffffff" draw:start-intensity="100%" draw:end-intensity="100%" draw:angle="0deg" draw:border="0%"/>
    <draw:gradient draw:name="Gradient_5f_10" draw:display-name="Gradient_10" draw:style="linear" draw:start-color="#c9ba96" draw:end-color="#ffffff" draw:start-intensity="100%" draw:end-intensity="100%" draw:angle="135deg" draw:border="0%"/>
    <draw:gradient draw:name="Gradient_5f_11" draw:display-name="Gradient_11" draw:style="linear" draw:start-color="#b6a06d" draw:end-color="#ffffff" draw:start-intensity="100%" draw:end-intensity="100%" draw:angle="225deg" draw:border="0%"/>
    <draw:gradient draw:name="Gradient_5f_12" draw:display-name="Gradient_12" draw:style="linear" draw:start-color="#339966" draw:end-color="#ffffff" draw:start-intensity="100%" draw:end-intensity="100%" draw:angle="225deg" draw:border="0%"/>
    <draw:gradient draw:name="Gradient_5f_13" draw:display-name="Gradient_13" draw:style="linear" draw:start-color="#e7e4cd" draw:end-color="#ffffff" draw:start-intensity="100%" draw:end-intensity="100%" draw:angle="45deg" draw:border="0%"/>
    <draw:gradient draw:name="Gradient_5f_14" draw:display-name="Gradient_14" draw:style="rectangular" draw:cx="50%" draw:cy="50%" draw:start-color="#e7e4cd" draw:end-color="#000000" draw:start-intensity="100%" draw:end-intensity="100%" draw:angle="0deg" draw:border="0%"/>
    <draw:gradient draw:name="Gradient_5f_15" draw:display-name="Gradient_15" draw:style="axial" draw:start-color="#ffff00" draw:end-color="#000000" draw:start-intensity="100%" draw:end-intensity="100%" draw:angle="90deg" draw:border="0%"/>
    <draw:gradient draw:name="Gradient_5f_2" draw:display-name="Gradient_2" draw:style="linear" draw:start-color="#c0c0c0" draw:end-color="#ffffff" draw:start-intensity="100%" draw:end-intensity="100%" draw:angle="135deg" draw:border="0%"/>
    <draw:gradient draw:name="Gradient_5f_3" draw:display-name="Gradient_3" draw:style="rectangular" draw:cx="50%" draw:cy="50%" draw:start-color="#c6d1e3" draw:end-color="#ffffff" draw:start-intensity="100%" draw:end-intensity="100%" draw:angle="0deg" draw:border="0%"/>
    <draw:gradient draw:name="Gradient_5f_4" draw:display-name="Gradient_4" draw:style="linear" draw:start-color="#dddddd" draw:end-color="#ffffff" draw:start-intensity="100%" draw:end-intensity="100%" draw:angle="0deg" draw:border="0%"/>
    <draw:gradient draw:name="Gradient_5f_5" draw:display-name="Gradient_5" draw:style="linear" draw:start-color="#969696" draw:end-color="#ffffff" draw:start-intensity="100%" draw:end-intensity="100%" draw:angle="225deg" draw:border="0%"/>
    <draw:gradient draw:name="Gradient_5f_6" draw:display-name="Gradient_6" draw:style="radial" draw:cx="0%" draw:cy="0%" draw:start-color="#00ff00" draw:end-color="#ffffff" draw:start-intensity="100%" draw:end-intensity="100%" draw:border="0%"/>
    <draw:gradient draw:name="Gradient_5f_7" draw:display-name="Gradient_7" draw:style="radial" draw:cx="0%" draw:cy="0%" draw:start-color="#ff0000" draw:end-color="#ffffff" draw:start-intensity="100%" draw:end-intensity="100%" draw:border="0%"/>
    <draw:gradient draw:name="Gradient_5f_8" draw:display-name="Gradient_8" draw:style="axial" draw:start-color="#ffffff" draw:end-color="#c0c0c0" draw:start-intensity="100%" draw:end-intensity="100%" draw:angle="90deg" draw:border="0%"/>
    <draw:gradient draw:name="Gradient_5f_9" draw:display-name="Gradient_9" draw:style="linear" draw:start-color="#e1d8c1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5f_0" draw:display-name="Transparency_0" draw:style="linear" draw:start="100%" draw:end="100%" draw:angle="0deg" draw:border="0%"/>
    <draw:marker draw:name="Arrow" svg:viewBox="0 0 20 30" svg:d="M10 0l-10 30h20z"/>
    <draw:marker draw:name="Marker_5f_0" draw:display-name="Marker_0" svg:viewBox="0 0 20 20" svg:d="M10 0l-10 20c7-3 13-3 20 0z"/>
    <draw:marker draw:name="Marker_5f_1" draw:display-name="Marker_1" svg:viewBox="0 0 20 20" svg:d="M10 0l-10 2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3T12:48:17.846000000</dc:date>
    <meta:creation-date>2018-10-23T16:22:17Z</meta:creation-date>
    <meta:generator>LibreOffice/7.5.4.2$Windows_X86_64 LibreOffice_project/36ccfdc35048b057fd9854c757a8b67ec53977b6</meta:generator>
    <meta:editing-duration>PT10H49M39S</meta:editing-duration>
    <meta:editing-cycles>10</meta:editing-cycles>
    <meta:document-statistic meta:object-count="82"/>
  </office:meta>
</office:document-meta>
</file>